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71"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2"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3"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5"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7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7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79"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8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8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90"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91"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92"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93"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94"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95"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96"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97"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98"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99"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00"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01"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02"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03"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04"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05"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06"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07"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08"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09"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10"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11"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12"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13"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14"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15"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16"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17"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officeooo:rsid="005549b4" style:font-size-asian="12pt" style:font-size-complex="12pt"/>
    </style:style>
    <style:style style:name="T38" style:family="text">
      <style:text-properties fo:font-size="12pt" style:text-underline-style="solid" style:text-underline-width="auto" style:text-underline-color="font-color" style:font-size-asian="12pt" style:font-size-complex="12pt"/>
    </style:style>
    <style:style style:name="T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0"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5549b4" style:font-size-asian="12pt" style:font-weight-asian="normal" style:font-size-complex="12pt" style:font-weight-complex="normal"/>
    </style:style>
    <style:style style:name="T43" style:family="text">
      <style:text-properties fo:font-size="12pt" fo:font-weight="normal" officeooo:rsid="0056c174" style:font-size-asian="12pt" style:font-weight-asian="normal" style:font-size-complex="12pt" style:font-weight-complex="normal"/>
    </style:style>
    <style:style style:name="T44" style:family="text">
      <style:text-properties fo:font-size="12pt" fo:font-weight="normal" officeooo:rsid="0057cc75" style:font-size-asian="12pt" style:font-weight-asian="normal" style:font-size-complex="12pt" style:font-weight-complex="normal"/>
    </style:style>
    <style:style style:name="T45" style:family="text">
      <style:text-properties fo:font-size="12pt" fo:font-weight="normal" officeooo:rsid="0059acd6" style:font-size-asian="12pt" style:font-weight-asian="normal" style:font-size-complex="12pt" style:font-weight-complex="normal"/>
    </style:style>
    <style:style style:name="T46" style:family="text">
      <style:text-properties fo:font-size="12pt" fo:font-weight="normal" officeooo:rsid="005afe9d" style:font-size-asian="12pt" style:font-weight-asian="normal" style:font-size-complex="12pt" style:font-weight-complex="normal"/>
    </style:style>
    <style:style style:name="T47"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90">M → M+</text:p>
      <text:p text:style-name="P90">M’ → M’2+</text:p>
      <text:p text:style-name="P91"><text:span text:style-name="T24">تمرین: واکنش‌پذیری عنصر‌های دارای اعداد اتمی ۱۱، ۱۲ و ۱۳ را مقایسه کنید: </text:span><text:span text:style-name="T13">ـــــ &lt; ـــــ &lt; ـــــ</text:span></text:p>
      <text:p text:style-name="P91"><text:span text:style-name="T13">ت</text:span><text:span text:style-name="T12">ذکر مهم: واکنش‌پذیری عنصر‌های واسطه، در مواردی </text:span><text:span text:style-name="T14">از نظام گفته شده، پیروی نمی‌کند.</text:span></text:p>
      <text:p text:style-name="P92">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93"><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94"><text:span text:style-name="T15">واکنش‌پذیری*: </text:span><text:span text:style-name="T16">ـــــ &lt; ـــــ &lt; ـــــ</text:span></text:p>
      <text:p text:style-name="P94"><text:span text:style-name="T16">د</text:span><text:span text:style-name="T15">ر تولید لامپ چراغ‌های جلو خودرو از </text:span><text:span text:style-name="T16">ـــــ </text:span><text:span text:style-name="T15">استفاده می‌شود.</text:span></text:p>
      <text:p text:style-name="P95"><text:span text:style-name="T15">ت) با افزایش شعاع، خاصیت نافلزی </text:span><text:span text:style-name="T16">ـــــ </text:span><text:span text:style-name="T15">می‌شود.</text:span></text:p>
      <text:p text:style-name="P95"><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96"><text:span text:style-name="T21">پ</text:span><text:span text:style-name="T20">رسش مهم</text:span><text:span text:style-name="T15">: کدام هالوژن، در دمای ۴۰۰ درجه سانتی‌گراد با H2 واکنش می‌دهد؟</text:span></text:p>
      <text:p text:style-name="P96"><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96"><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96"><text:span text:style-name="T15">واکنش‌دهند و </text:span><text:span text:style-name="T16">ـــــ </text:span><text:span text:style-name="T15">تولید کنند. مثال:</text:span></text:p>
      <text:p text:style-name="P97"><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98"><text:span text:style-name="T15">۳) نقطه جوش هالوژن‌ها: </text:span><text:span text:style-name="T16">ـــــ &lt; ـــــ &lt; ـــــ &lt; ـــــ</text:span></text:p>
      <text:p text:style-name="P99"><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100"><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100"><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100"><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100"><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100"><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100"><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100"><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5">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11"><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112"><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13"><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14"><text:span text:style-name="T20">اغلب عناصر واسطه، دو ویژگی دارند: ترکیبات </text:span><text:span text:style-name="T22">ـــــ </text:span><text:span text:style-name="T20">و ظرفیت‌های </text:span><text:span text:style-name="T22">ـــــ</text:span></text:p>
      <text:p text:style-name="P114"><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6">« آرایش الکترونی فلز‌های واسطه »</text:p>
      <text:p text:style-name="P115"><text:span text:style-name="T20">زیر لایه </text:span><text:span text:style-name="T22">ـــــ </text:span><text:span text:style-name="T20">در آن‌ها در حال پر شدن است:</text:span></text:p>
      <text:p text:style-name="P115"><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115"><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101"><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7">«نکاتی درباره عناصر واسطه تناوب ۴»</text:p>
      <text:p text:style-name="P116"><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16"><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16"><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16"><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16"><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17"><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17"><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17"><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102"><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103"><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104"><text:span text:style-name="T15">پرتو‌های خورشیدی، از روی ورقه طلا، </text:span><text:span text:style-name="T19">ـــــ </text:span><text:span text:style-name="T15">زیادی دارند.</text:span></text:p>
      <text:p text:style-name="P104"><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104"><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104"><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8">«عنصر‌ها به چه شکلی در طبیعت یافت می‌شوند؟»</text:p>
      <text:p text:style-name="P104"><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104"><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104"><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104"><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105"><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9">«حالت آزاد»</text:p>
      <text:p text:style-name="P106"><text:span text:style-name="T15">در یک عنصر یعنی، اتم‌های آن با اتمی </text:span><text:span text:style-name="T19">ـــــ</text:span></text:p>
      <text:p text:style-name="P106"><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106"><text:span text:style-name="T20">پرسش – </text:span><text:span text:style-name="T15">چند مورد، حالت آزاد هیدروژن است؟</text:span></text:p>
      <text:p text:style-name="P41">۱)<text:tab/>H<text:tab/>۲)H-Cl<text:tab/>۳) H-H</text:p>
      <text:p text:style-name="P107"><text:span text:style-name="T20">روش شناسایی کاتیون‌های آهن ( واکنش‌ها، موازنه شوند. ) </text:span><text:span text:style-name="T15">( کاوش کنید ۱ صفحه ۱۹ )</text:span></text:p>
      <text:p text:style-name="P106"><text:span text:style-name="T15">ج) آزمایش ۱ صفحه ۱۹ ( شناسایی Fe^{2+} ) به کمک یون </text:span><text:span text:style-name="T19">ـــــ</text:span></text:p>
      <text:p text:style-name="P42">(aq)+ <text:s text:c="2"/>(aq) → <text:s text:c="2"/>(s)+ <text:s text:c="2"/>(aq)</text:p>
      <text:p text:style-name="P106"><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106"><text:span text:style-name="T15">پ) آزمایش ۲ صفحه ۱۹ ( شناسایی Fe^{3+} ) به کمک یون </text:span><text:span text:style-name="T19">ـــــ</text:span></text:p>
      <text:p text:style-name="P108"><text:span text:style-name="T19">(</text:span><text:span text:style-name="T15">aq)+ <text:s text:c="3"/>(aq) → <text:s text:c="2"/>(s)+ <text:s text:c="3"/>(aq)</text:span></text:p>
      <text:p text:style-name="P106"><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106"><text:span text:style-name="T15">تذکر: روش شناسایی یک ذره، باید </text:span><text:span text:style-name="T19">ـــــ </text:span><text:span text:style-name="T15">«ویژه» و مشخص، ایجاد کند، به شکلی که؛</text:span></text:p>
      <text:p text:style-name="P106"><text:span text:style-name="T15">یون مورد نظر/یون شناساگر، فقط با یون مورد نظر/یون شناساگر، آن </text:span><text:span text:style-name="T19">ـــــ </text:span><text:span text:style-name="T15">را ایجاد کند.</text:span></text:p>
      <text:p text:style-name="P106"><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106"><text:span text:style-name="T15">نکته ۲: در واکنش جابه‌جایی دوگانه، ظرفیت هر ذره، در دو طرف واکنش یکسان </text:span><text:span text:style-name="T19">ـــــ</text:span></text:p>
      <text:p text:style-name="P106"><text:span text:style-name="T15">آزمایش ۳ صفحه ۱۹: </text:span><text:span text:style-name="T19">( </text:span><text:span text:style-name="T15">واکنش‌ها موازنه شوند. ) ابتدا، میخ زنگ‌زده را در محلول Hcl وارد می‌کنیم:</text:span></text:p>
      <text:p text:style-name="P108"><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108"><text:span text:style-name="T15">پ) ____ (aq) + <text:s text:c="2"/>NaOH(aq) → </text:span><text:span text:style-name="T19">ـــــ </text:span><text:span text:style-name="T15">(s) + </text:span><text:span text:style-name="T19">ـــــ </text:span><text:span text:style-name="T15">(aq)</text:span></text:p>
      <text:p text:style-name="P106"><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106"><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106"><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106"><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109"><text:span text:style-name="T15">نتیجه: </text:span><text:span text:style-name="T19">ـــــ </text:span><text:span text:style-name="T15">از </text:span><text:span text:style-name="T19">ـــــ </text:span><text:span text:style-name="T15">واکنش‌پذیر‌تر است.</text:span></text:p>
      <text:p text:style-name="P109"><text:span text:style-name="T15">نکته ۳: در واکنش جابه‌جایی یگانه، حتماً در واکنش، بار </text:span><text:span text:style-name="T19">ـــــ </text:span><text:span text:style-name="T15">ذره تغییر می‌کند.</text:span></text:p>
      <text:p text:style-name="P109"><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109"><text:span text:style-name="T15">خوب است بدانیم:</text:span></text:p>
      <text:p text:style-name="P110"><text:span text:style-name="T15">Fe + HCl → </text:span><text:span text:style-name="T19">ـــــ </text:span><text:span text:style-name="T15">+ H_2<text:tab/>/<text:tab/>Fe+Cl_2 → </text:span><text:span text:style-name="T19">ـــــ</text:span></text:p>
      <text:p text:style-name="P33"/>
      <text:p text:style-name="P70">«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71">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2">«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71">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8">۶۰</text:span><text:span text:style-name="T35"> واتی را حدود </text:span><text:span text:style-name="T38">۲۵</text:span><text:span text:style-name="T35"> ساعت روشن نگه داشت. در استخراج </text:span><text:span text:style-name="T38">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3"><text:span text:style-name="T35">NEW</text:span></text:p>
      <text:p text:style-name="P74"><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8">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8">سازگار‌تر با محیط زیست</text:span><text:span text:style-name="T35"> حرکت کنند، و رفتار و عمل‌کرد خود را در مسیر رسیدن به </text:span><text:span text:style-name="T39">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75"><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38">مواد</text:span><text:span text:style-name="T35"> و </text:span><text:span text:style-name="T38">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تمرین: آرایش الکترون نقطه‌ای اتم‌های زیر را رسم کنید:</text:span></text:p>
      <text:p text:style-name="P63"><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3"><text:span text:style-name="T35">ب) بیشترین تعداد الکترون منفرد ( تکی ) مربوط به کدام گروه است؟</text:span></text:p>
      <text:p text:style-name="P63"><text:span text:style-name="T35">گروه </text:span><text:span text:style-name="T36">ـــــ </text:span><text:span text:style-name="T35">( </text:span><text:span text:style-name="T36">ـــــ </text:span><text:span text:style-name="T35">تک الکترون)</text:span></text:p>
      <text:p text:style-name="P63"><text:span text:style-name="T35">پ) ظرفیت عناصر کدام گروه، بیشتر است؟ چرا؟</text:span></text:p>
      <text:p text:style-name="P63"><text:span text:style-name="T35">گروه </text:span><text:span text:style-name="T36">ـــــ </text:span><text:span text:style-name="T35">( ظرفیت </text:span><text:span text:style-name="T36">ـــــ </text:span><text:span text:style-name="T35">) ← ظرفیت اصلی گروه</text:span></text:p>
      <text:p text:style-name="P63"><text:span text:style-name="T35">مشاهده</text:span></text:p>
      <text:p text:style-name="P63"><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3"><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3"><text:span text:style-name="T35">نتیجه: </text:span><text:span text:style-name="T47">بیشترین</text:span><text:span text:style-name="T35"> و </text:span><text:span text:style-name="T47">متنوع‌ترین</text:span><text:span text:style-name="T35"> ترکیبات، باید مربوط به گروه </text:span><text:span text:style-name="T36">ـــــ </text:span><text:span text:style-name="T35">باشد:</text:span></text:p>
      <text:p text:style-name="P63"><text:span text:style-name="T35">ـــــ شازنده اصلی مولکول‌های زیستی و ـــــ سازنده اصلی جهان غیرزنده است.</text:span></text:p>
      <text:p text:style-name="P63"><text:span text:style-name="T35">ترکیبات </text:span><text:span text:style-name="T38">کربن</text:span><text:span text:style-name="T35"> از سیلیسیم بسیار ـــــ است چون ← پیوند‌های ـــــ تشکیل می‌دهد ( دلیل: طول پیوند ـــــ )</text:span></text:p>
      <text:p text:style-name="P63"><text:span text:style-name="T35"><text:tab/><text:tab/><text:tab/><text:tab/><text:tab/> ← توانایی تشکیل پیوند ـــــ و ـــــ و ـــــ را نیز دارد. ( شکل ۱۵ و ۱۶ صفحه ۳۱ )</text:span></text:p>
      <text:p text:style-name="P63"><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3"><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76"><text:span text:style-name="T35">یادآوری:تعریف و مقایسه «آلوتروپ، ایزوتوپ، ایزومر»</text:span></text:p>
      <text:p text:style-name="P76"><text:span text:style-name="T35"/></text:p>
      <text:p text:style-name="P77"><text:span text:style-name="T35">آلکان‌ها <text:s/>( C_nH )</text:span></text:p>
      <text:p text:style-name="P64"><text:span text:style-name="T35">دسته‌ای از هیدروکربن‌ها هستند که در آن‌ها، هر اتم کربن با </text:span><text:span text:style-name="T37">ـــــ </text:span><text:span text:style-name="T35">پیوند یگانه به اتم‌های دیگر متصل شده است ( یعنی حتماً با </text:span><text:span text:style-name="T37">ـــــ </text:span><text:span text:style-name="T35">اتم دیگر پیوند دارد. ). </text:span><text:span text:style-name="T37">ـــــ </text:span><text:span text:style-name="T35">( CH_4 ) ساده‌ترین و نخستین عضو خانواده آلکان است. سایر اعضای خانواده، تعداد </text:span><text:span text:style-name="T37">ـــــ </text:span><text:span text:style-name="T35">های بیشتری دارند، که البته اتم‌های </text:span><text:span text:style-name="T37">ـــــ </text:span><text:span text:style-name="T35">آن‌ها نیز بیشتر می‌شود.</text:span></text:p>
      <text:p text:style-name="P64"><text:span text:style-name="T35">( هر اتم کربن به </text:span><text:span text:style-name="T37">ـــــ </text:span><text:span text:style-name="T35">یا </text:span><text:span text:style-name="T37">ـــــ </text:span><text:span text:style-name="T35">اتم کربن در زنجیر کربنی متصل است. )</text:span></text:p>
      <text:p text:style-name="P64"><text:span text:style-name="T35">آلکان‌ها<text:tab/><text:tab/>← </text:span><text:span text:style-name="T37">ـــــ : </text:span><text:span text:style-name="T35">اتم‌های </text:span><text:span text:style-name="T37">ـــــ </text:span><text:span text:style-name="T35">همانند یک </text:span><text:span text:style-name="T37">ـــــ </text:span><text:span text:style-name="T35">به دنبال هم قرار دارند. ( شکل ۱۸ الف)</text:span></text:p>
      <text:p text:style-name="P64"><text:span text:style-name="T35"><text:tab/><text:tab/>← </text:span><text:span text:style-name="T37">ـــــ : </text:span><text:span text:style-name="T35">برخی اتم‌های کربن به شکل شاخه </text:span><text:span text:style-name="T37">ـــــ </text:span><text:span text:style-name="T35">( </text:span><text:span text:style-name="T37">ـــــ </text:span><text:span text:style-name="T35">) به زنجیر اصلی متصل است ( شکل ۱۸ ب )</text:span></text:p>
      <text:p text:style-name="P64"><text:span text:style-name="T35">( برخی اتم‌های کربن به </text:span><text:span text:style-name="T37">ـــــ </text:span><text:span text:style-name="T35">یا </text:span><text:span text:style-name="T37">ـــــ </text:span><text:span text:style-name="T35">اتم کربن در زنجیر متصل هستند. )</text:span></text:p>
      <text:p text:style-name="P78"><text:span text:style-name="T35">پرسش –</text:span><text:span text:style-name="T41"> کوچک‌ترین آلکانی که همه انواع کربن را دارد، چند اتم هیدروژن دارد؟ ( آلکان زنجیری ← حلقوی نباشد )</text:span></text:p>
      <text:p text:style-name="P78"><text:span text:style-name="T41"/></text:p>
      <text:p text:style-name="P78"><text:span text:style-name="T35">مدل پیوند – خط</text:span></text:p>
      <text:p text:style-name="P78"><text:span text:style-name="T35"><text:s/></text:span><text:span text:style-name="T41">در این روش، اتم‌های کربن با نقطه و پیوند بین آن‌ها با خط‌تیره ( پاره خط ) نشان داده می‌شوند.</text:span></text:p>
      <text:p text:style-name="P78"><text:span text:style-name="T41">اتم‌های هیدروژن، و نیز پیوند‌های C-H نشان داده </text:span><text:span text:style-name="T42">ـــــ </text:span><text:span text:style-name="T41">( H متصل به اتم‌های دیگر، نشان داده </text:span><text:span text:style-name="T42">ـــــ </text:span><text:span text:style-name="T41">)</text:span></text:p>
      <text:p text:style-name="P78"><text:span text:style-name="T41">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2">ـــــ .</text:span></text:p>
      <text:p text:style-name="P78"><text:span text:style-name="T42">خ</text:span><text:span text:style-name="T41">وب است بدانیم صفحه ۳۳: فرمول «ساختاری» یا «پیوند – خط» به همراه فرمول مولکولی را برای هر ترکیب نمایش دهید:</text:span></text:p>
      <text:p text:style-name="P78"><text:span text:style-name="T41">الف)<text:tab/><text:tab/><text:tab/>ب)</text:span></text:p>
      <text:p text:style-name="P78"><text:span text:style-name="T41">پ)<text:tab/><text:tab/><text:tab/>ت)</text:span></text:p>
      <text:p text:style-name="P78"><text:span text:style-name="T41">تمرین: با مدل پیوند – خط نمایش دهید:</text:span></text:p>
      <text:p text:style-name="P79"><text:span text:style-name="T41">CH(CH_3) – CH(CH_3)_2</text:span></text:p>
      <text:p text:style-name="P79"><text:span text:style-name="T41">C_3H_7OH</text:span></text:p>
      <text:p text:style-name="P79"><text:span text:style-name="T41"/></text:p>
      <text:p text:style-name="P80"><text:span text:style-name="T41">شمار اتم‌های کربن نقش مهمی در تعیین </text:span><text:span text:style-name="T42">ـــــ </text:span><text:span text:style-name="T41">هیدروکربن‌ها دارد. با تغییر تعداد C، </text:span><text:span text:style-name="T42">ـــــ </text:span><text:span text:style-name="T41">مولکول</text:span></text:p>
      <text:p text:style-name="P81"><text:span text:style-name="T41">و نیز </text:span><text:span text:style-name="T42">ـــــ </text:span><text:span text:style-name="T41">مولکولی تغییر می‌یابد ← تغییر نیروی ـــــ مولکولی، نقطه ـــــ و غیره</text:span></text:p>
      <text:p text:style-name="P83"><text:span text:style-name="T41">با هم بیندیشیم ۱ صفحه ۳۴: ( جمع‌بندی مهم )</text:span></text:p>
      <text:p text:style-name="P83"><text:span text:style-name="T41">بزرگ شدن اندازه مولکول<text:tab/>← </text:span><text:span text:style-name="T43">ـــــ </text:span><text:span text:style-name="T41">نقطه جوش</text:span></text:p>
      <text:p text:style-name="P83"><text:span text:style-name="T41"><text:tab/><text:tab/><text:tab/>← </text:span><text:span text:style-name="T43">ـــــ </text:span><text:span text:style-name="T41">فرار بودن ( تمایل برای تبدیل به گاز )</text:span></text:p>
      <text:p text:style-name="P82"><text:span text:style-name="T41">ـــــ </text:span><text:span text:style-name="T44">گران روی ( </text:span><text:span text:style-name="T41">ـــــ </text:span><text:span text:style-name="T44">مقاوت در برابر جاری شدن )</text:span></text:p>
      <text:p text:style-name="P84"><text:span text:style-name="T41">الف) با افزایش شمار کربن ← </text:span><text:span text:style-name="T43">ـــــ </text:span><text:span text:style-name="T41">نقطه جوش آلکان در فشار ۱ اتمسفر ← </text:span><text:span text:style-name="T43">ـــــ </text:span><text:span text:style-name="T41">تعداد مولکول‌هایی که تبخیر می‌گردند ( </text:span><text:span text:style-name="T43">ـــــ </text:span><text:span text:style-name="T41">فشار بخار )</text:span></text:p>
      <text:p text:style-name="P84"><text:span text:style-name="T41">ب) نقطه جوش: C_{12}H_{26}<text:tab/><text:tab/>C_{21}H_{44}</text:span></text:p>
      <text:p text:style-name="P84"><text:span text:style-name="T41">پ) گران‌روی: C_{10}H_{22}<text:tab/><text:tab/>C_6H_{14}</text:span></text:p>
      <text:p text:style-name="P84"><text:span text:style-name="T41">فرار بودن: C_{10}H_{22}<text:tab/><text:tab/>C_6H_{14}</text:span></text:p>
      <text:p text:style-name="P84"><text:span text:style-name="T41">ت) گشتاور دو قطبی آلکان‌ها حدود </text:span><text:span text:style-name="T43">ـــــ </text:span><text:span text:style-name="T41">است ( یعنی </text:span><text:span text:style-name="T43">ـــــ </text:span><text:span text:style-name="T41">هستند. )</text:span></text:p>
      <text:p text:style-name="P84"><text:span text:style-name="T41">ث) نیروی بین مولکولی در آلکان‌ها از نوع </text:span><text:span text:style-name="T43">ـــــ ـــــ ـــــ </text:span><text:span text:style-name="T41">است. افزایش شمار اتم‌های کربن، باعث </text:span><text:span text:style-name="T43">ـــــ </text:span><text:span text:style-name="T41">قدرت نیروی بین مولکولی، ( و </text:span><text:span text:style-name="T43">ـــــ </text:span><text:span text:style-name="T41">جرم و حجم مولکول ) و باعث </text:span><text:span text:style-name="T43">ـــــ </text:span><text:span text:style-name="T41">نقطه جوش می‌شود.</text:span></text:p>
      <text:p text:style-name="P84"><text:span text:style-name="T41">ج) با بزرگ‌تر شدن زنجیر کربنی، گران‌روی </text:span><text:span text:style-name="T43">ـــــ </text:span><text:span text:style-name="T41">می‌یابد چون مقاومت مولکول‌های بزرگ‌تر ددر برابر جاری شدن </text:span><text:span text:style-name="T43">ـــــ </text:span><text:span text:style-name="T41">است.</text:span></text:p>
      <text:p text:style-name="P84"><text:span text:style-name="T41">چ) چسبندگی: C_{18}H_{38}<text:tab/><text:tab/>C_{25}H_{52} (نیروی بین مولکولی (واندروالسی) در </text:span><text:span text:style-name="T43">ـــــ </text:span><text:span text:style-name="T41">قوی‌تر است. )</text:span></text:p>
      <text:p text:style-name="P84"><text:span text:style-name="T41"><text:tab/><text:tab/>( </text:span><text:span text:style-name="T43">ـــــ </text:span><text:span text:style-name="T41">)<text:tab/><text:tab/><text:tab/><text:tab/>(</text:span><text:span text:style-name="T43"> ـــــ </text:span><text:span text:style-name="T41">)</text:span></text:p>
      <text:p text:style-name="P84"><text:span text:style-name="T41">با هم بیندیشیم ۲ صفحه ۳۵</text:span></text:p>
      <text:p text:style-name="P84"><text:span text:style-name="T41">الف) آلکان‌های </text:span><text:span text:style-name="T43">ـــــ </text:span><text:span text:style-name="T41">تا </text:span><text:span text:style-name="T43">ـــــ </text:span><text:span text:style-name="T41">کربنه در دمای ۲۲ درجه سانتی‌گراد به حالت گاز هستند.</text:span></text:p>
      <text:p text:style-name="P85"><text:span text:style-name="T41">ب) با افزایش جرم مولی آ</text:span><text:span text:style-name="T45">لکان، نقطه جوش </text:span><text:span text:style-name="T43">ـــــ </text:span><text:span text:style-name="T45">می‌یابد !!! ( این، </text:span><text:span text:style-name="T40">۴۰</text:span><text:span text:style-name="T45"> بار! )</text:span></text:p>
      <text:p text:style-name="P86"><text:span text:style-name="T45">آ</text:span><text:span text:style-name="T41">لکان‌ها به دلیل </text:span><text:span text:style-name="T43">ـــــ </text:span><text:span text:style-name="T41">بودن، در آب </text:span><text:span text:style-name="T43">ـــــ </text:span><text:span text:style-name="T41">و می‌توان از آن‌ها برای حفاظت </text:span><text:span text:style-name="T43">ـــــ </text:span><text:span text:style-name="T41">استفاده کرد. قرار دادن فلز در آلکان‌های </text:span><text:span text:style-name="T43">ـــــ </text:span><text:span text:style-name="T41">یا </text:span><text:span text:style-name="T43">ـــــ </text:span><text:span text:style-name="T41">کردن سطح فلز‌ها و وسایل فلزی با آنها، مانع از رسیدن </text:span><text:span text:style-name="T43">ـــــ </text:span><text:span text:style-name="T41">به سطح فلز می‌شود و از </text:span><text:span text:style-name="T43">ـــــ </text:span><text:span text:style-name="T41">فلز جلوگیری می‌کند.</text:span></text:p>
      <text:p text:style-name="P87"><text:span text:style-name="T41">آلکان‌ها، ترکیباتی سیر </text:span><text:span text:style-name="T43">ـــــ </text:span><text:span text:style-name="T41">هستند، ( هر اتم کربن به </text:span><text:span text:style-name="T43">ـــــ </text:span><text:span text:style-name="T41">اتم دیگر متصل است ). پیوند‌های آن‌ها فقط اشتراکی </text:span><text:span text:style-name="T43">ـــــ </text:span><text:span text:style-name="T41">است. ( دوگانه و سه‌گانه </text:span><text:span text:style-name="T43">ـــــ </text:span><text:span text:style-name="T41">). آلکان‌ها تمایل زیادی برای واکنش شیمیایی </text:span><text:span text:style-name="T43">ـــــ .</text:span></text:p>
      <text:p text:style-name="P88"><text:span text:style-name="T43">آ</text:span><text:span text:style-name="T41">گر آلکان‌ها را </text:span><text:span text:style-name="T46">استنشاق</text:span><text:span text:style-name="T41"> کنیم</text:span><text:span text:style-name="T46">، میزان سمی بودن آن‌ها </text:span><text:span text:style-name="T43">ـــــ </text:span><text:span text:style-name="T46">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89"><text:span text:style-name="T41">خوب است بدانیم صفحه ۳۶: گشتاور دو قطبی مولکول‌های سازنده چربی‌ها، حدود ـــــ است. ( چربی‌ها، ـــــ هستند. )</text:span></text:p>
      <text:p text:style-name="P89"><text:span text:style-name="T41">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89"><text:span text:style-name="T41">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89"><text:span text:style-name="T35">«نامگذاری آلکان‌ها» </text:span><text:span text:style-name="T41">( پیوند با ریاضی صفحه ۳۵ )</text:span></text:p>
      <text:p text:style-name="P89"><text:span text:style-name="T41">واژه «آلکان» از دو جزء ساخته شده است. به جای لفظ «آلکـ» همواره کلمه‌ای قرار می‌گیرد که ـــــ اتم کربن را مشخص می‌کند.</text:span></text:p>
      <text:p text:style-name="P89"><text:span text:style-name="T41">اعداد یونانی ا تا ۴ به ترتیب</text:span></text:p>
      <text:p text:style-name="P88"><text:span text:style-name="T46">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6:27:31.128008061</dc:date>
    <meta:editing-duration>P1DT14H36M51S</meta:editing-duration>
    <meta:editing-cycles>63</meta:editing-cycles>
    <meta:generator>LibreOffice/7.5.5.2$Linux_X86_64 LibreOffice_project/50$Build-2</meta:generator>
    <meta:document-statistic meta:table-count="0" meta:image-count="0" meta:object-count="0" meta:page-count="20" meta:paragraph-count="372" meta:word-count="5125" meta:character-count="25370" meta:non-whitespace-character-count="20462"/>
  </office:meta>
</office:document-meta>
</file>